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87866666666667cm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PO_n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/>
          <table:table-cell office:value-type="string" table:style-name="ce2">
            <text:p>PPONEW</text:p>
          </table:table-cell>
          <table:table-cell table:number-columns-repeated="3" table:style-name="ce1"/>
          <table:table-cell office:value-type="string" table:style-name="ce2">
            <text:p>PPOOLD</text:p>
          </table:table-cell>
          <table:table-cell table:number-columns-repeated="3" table:style-name="ce1"/>
          <table:table-cell office:value-type="string" table:style-name="ce2">
            <text:p>SACOLD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Success</text:p>
          </table:table-cell>
          <table:table-cell office:value-type="string" table:style-name="ce2">
            <text:p>Hits</text:p>
          </table:table-cell>
          <table:table-cell office:value-type="string" table:style-name="ce2">
            <text:p>Misses</text:p>
          </table:table-cell>
          <table:table-cell office:value-type="string" table:style-name="ce2">
            <text:p>Miss rate</text:p>
          </table:table-cell>
          <table:table-cell office:value-type="string" table:style-name="ce2">
            <text:p>Success</text:p>
          </table:table-cell>
          <table:table-cell office:value-type="string" table:style-name="ce2">
            <text:p>Hits</text:p>
          </table:table-cell>
          <table:table-cell office:value-type="string" table:style-name="ce2">
            <text:p>Misses</text:p>
          </table:table-cell>
          <table:table-cell office:value-type="string" table:style-name="ce2">
            <text:p>Miss rate</text:p>
          </table:table-cell>
          <table:table-cell office:value-type="string" table:style-name="ce2">
            <text:p>Success</text:p>
          </table:table-cell>
          <table:table-cell office:value-type="string" table:style-name="ce2">
            <text:p>Hits</text:p>
          </table:table-cell>
          <table:table-cell office:value-type="string" table:style-name="ce2">
            <text:p>Misses</text:p>
          </table:table-cell>
          <table:table-cell office:value-type="string" table:style-name="ce2">
            <text:p>Miss rate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float" office:value="0.84507042253521125" table:formula="of:=[.D3]/([.C3]+[.D3])" table:style-name="ce1">
            <text:p>0.84507042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93" table:style-name="ce1">
            <text:p>93</text:p>
          </table:table-cell>
          <table:table-cell office:value-type="float" office:value="0.8303571428571429" table:formula="of:=[.H3]/([.G3] + [.H3])" table:style-name="ce1">
            <text:p>0.830357143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458" table:style-name="ce1">
            <text:p>2458</text:p>
          </table:table-cell>
          <table:table-cell office:value-type="float" office:value="0.96316614420062696" table:formula="of:=[.L3]/([.K3]+[.L3])" table:style-name="ce1">
            <text:p>0.96316614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501" table:style-name="ce1">
            <text:p>501</text:p>
          </table:table-cell>
          <table:table-cell office:value-type="float" office:value="0.95428571428571429" table:formula="of:=[.D4]/([.C4]+[.D4])" table:style-name="ce1">
            <text:p>0.95428571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10" table:style-name="ce1">
            <text:p>110</text:p>
          </table:table-cell>
          <table:table-cell office:value-type="float" office:value="0.84615384615384615" table:formula="of:=[.H4]/([.G4] + [.H4])" table:style-name="ce1">
            <text:p>0.84615384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60" table:style-name="ce1">
            <text:p>860</text:p>
          </table:table-cell>
          <table:table-cell office:value-type="float" office:value="0.97616345062429055" table:formula="of:=[.L4]/([.K4]+[.L4])" table:style-name="ce1">
            <text:p>0.97616345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77" table:style-name="ce1">
            <text:p>377</text:p>
          </table:table-cell>
          <table:table-cell office:value-type="float" office:value="0.92628992628992624" table:formula="of:=[.D5]/([.C5]+[.D5])" table:style-name="ce1">
            <text:p>0.92628992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0.78181818181818186" table:formula="of:=[.H5]/([.G5] + [.H5])" table:style-name="ce1">
            <text:p>0.78181818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2823" table:style-name="ce1">
            <text:p>2823</text:p>
          </table:table-cell>
          <table:table-cell office:value-type="float" office:value="0.94320080187103239" table:formula="of:=[.L5]/([.K5]+[.L5])" table:style-name="ce1">
            <text:p>0.94320080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0.85135135135135132" table:formula="of:=[.D6]/([.C6]+[.D6])" table:style-name="ce1">
            <text:p>0.85135135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17" table:style-name="ce1">
            <text:p>217</text:p>
          </table:table-cell>
          <table:table-cell office:value-type="float" office:value="0.86454183266932272" table:formula="of:=[.H6]/([.G6] + [.H6])" table:style-name="ce1">
            <text:p>0.864541833</text:p>
          </table:table-cell>
          <table:table-cell office:value-type="float" office:value="1" table:style-name="ce1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3048" table:style-name="ce1">
            <text:p>3048</text:p>
          </table:table-cell>
          <table:table-cell office:value-type="float" office:value="0.957286432160804" table:formula="of:=[.L6]/([.K6]+[.L6])" table:style-name="ce1">
            <text:p>0.95728643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94" table:style-name="ce1">
            <text:p>394</text:p>
          </table:table-cell>
          <table:table-cell office:value-type="float" office:value="0.8995433789954338" table:formula="of:=[.D7]/([.C7]+[.D7])" table:style-name="ce1">
            <text:p>0.899543379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01" table:style-name="ce1">
            <text:p>201</text:p>
          </table:table-cell>
          <table:table-cell office:value-type="float" office:value="0.84810126582278478" table:formula="of:=[.H7]/([.G7] + [.H7])" table:style-name="ce1">
            <text:p>0.84810126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75" table:formula="of:=[.L7]/([.K7]+[.L7])" table:style-name="ce1">
            <text:p>0.7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office:value-type="float" office:value="0.82407407407407407" table:formula="of:=[.D8]/([.C8]+[.D8])" table:style-name="ce1">
            <text:p>0.824074074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19" table:style-name="ce1">
            <text:p>219</text:p>
          </table:table-cell>
          <table:table-cell office:value-type="float" office:value="0.84555984555984554" table:formula="of:=[.H8]/([.G8] + [.H8])" table:style-name="ce1">
            <text:p>0.84555984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.94444444444444442" table:formula="of:=[.L8]/([.K8]+[.L8])" table:style-name="ce1">
            <text:p>0.94444444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25" table:style-name="ce1">
            <text:p>325</text:p>
          </table:table-cell>
          <table:table-cell office:value-type="float" office:value="0.92592592592592593" table:formula="of:=[.D9]/([.C9]+[.D9])" table:style-name="ce1">
            <text:p>0.92592592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float" office:value="0.8545454545454545" table:formula="of:=[.H9]/([.G9] + [.H9])" table:style-name="ce1">
            <text:p>0.85454545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3008" table:style-name="ce1">
            <text:p>3008</text:p>
          </table:table-cell>
          <table:table-cell office:value-type="float" office:value="0.98849819257311866" table:formula="of:=[.L9]/([.K9]+[.L9])" table:style-name="ce1">
            <text:p>0.98849819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259" table:style-name="ce1">
            <text:p>259</text:p>
          </table:table-cell>
          <table:table-cell office:value-type="float" office:value="0.84090909090909094" table:formula="of:=[.D10]/([.C10]+[.D10])" table:style-name="ce1">
            <text:p>0.84090909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0.84375" table:formula="of:=[.H10]/([.G10] + [.H10])" table:style-name="ce1">
            <text:p>0.8437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185" table:style-name="ce1">
            <text:p>1185</text:p>
          </table:table-cell>
          <table:table-cell office:value-type="float" office:value="0.98503740648379057" table:formula="of:=[.L10]/([.K10]+[.L10])" table:style-name="ce1">
            <text:p>0.98503740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75" table:style-name="ce1">
            <text:p>275</text:p>
          </table:table-cell>
          <table:table-cell office:value-type="float" office:value="0.89576547231270354" table:formula="of:=[.D11]/([.C11]+[.D11])" table:style-name="ce1">
            <text:p>0.89576547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4" table:style-name="ce1">
            <text:p>104</text:p>
          </table:table-cell>
          <table:table-cell office:value-type="float" office:value="0.83870967741935487" table:formula="of:=[.H11]/([.G11] + [.H11])" table:style-name="ce1">
            <text:p>0.838709677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823" table:style-name="ce1">
            <text:p>1823</text:p>
          </table:table-cell>
          <table:table-cell office:value-type="float" office:value="0.98221982758620685" table:formula="of:=[.L11]/([.K11]+[.L11])" table:style-name="ce1">
            <text:p>0.98221982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0.87264150943396224" table:formula="of:=[.D12]/([.C12]+[.D12])" table:style-name="ce1">
            <text:p>0.87264150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0.82051282051282048" table:formula="of:=[.H12]/([.G12] + [.H12])" table:style-name="ce1">
            <text:p>0.820512821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360" table:style-name="ce1">
            <text:p>1360</text:p>
          </table:table-cell>
          <table:table-cell office:value-type="float" office:value="0.95977417078334515" table:formula="of:=[.L12]/([.K12]+[.L12])" table:style-name="ce1">
            <text:p>0.95977417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57" table:style-name="ce1">
            <text:p>257</text:p>
          </table:table-cell>
          <table:table-cell office:value-type="float" office:value="0.85099337748344372" table:formula="of:=[.D13]/([.C13]+[.D13])" table:style-name="ce1">
            <text:p>0.850993377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82" table:style-name="ce1">
            <text:p>382</text:p>
          </table:table-cell>
          <table:table-cell office:value-type="float" office:value="0.86425339366515841" table:formula="of:=[.H13]/([.G13] + [.H13])" table:style-name="ce1">
            <text:p>0.864253394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3717" table:style-name="ce1">
            <text:p>3717</text:p>
          </table:table-cell>
          <table:table-cell office:value-type="float" office:value="0.98568019093078763" table:formula="of:=[.L13]/([.K13]+[.L13])" table:style-name="ce1">
            <text:p>0.98568019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53" table:style-name="ce1">
            <text:p>253</text:p>
          </table:table-cell>
          <table:table-cell office:value-type="float" office:value="0.87847222222222221" table:formula="of:=[.D14]/([.C14]+[.D14])" table:style-name="ce1">
            <text:p>0.87847222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0.84042553191489366" table:formula="of:=[.H14]/([.G14] + [.H14])" table:style-name="ce1">
            <text:p>0.84042553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90" table:style-name="ce1">
            <text:p>790</text:p>
          </table:table-cell>
          <table:table-cell office:value-type="float" office:value="0.98873591989987486" table:formula="of:=[.L14]/([.K14]+[.L14])" table:style-name="ce1">
            <text:p>0.98873592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81818181818181823" table:formula="of:=[.D15]/([.C15]+[.D15])" table:style-name="ce1">
            <text:p>0.818181818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55" table:style-name="ce1">
            <text:p>255</text:p>
          </table:table-cell>
          <table:table-cell office:value-type="float" office:value="0.89160839160839156" table:formula="of:=[.H15]/([.G15] + [.H15])" table:style-name="ce1">
            <text:p>0.891608392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3">
            <text:p>83</text:p>
          </table:table-cell>
          <table:table-cell office:value-type="float" office:value="3594" table:style-name="ce3">
            <text:p>3594</text:p>
          </table:table-cell>
          <table:table-cell office:value-type="float" office:value="0.97742725047593149" table:formula="of:=[.L15]/([.K15]+[.L15])" table:style-name="ce1">
            <text:p>0.97742725</text:p>
          </table:table-cell>
          <table:table-cell table:number-columns-repeated="16371" table:style-name="ce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253" table:style-name="ce3">
            <text:p>253</text:p>
          </table:table-cell>
          <table:table-cell office:value-type="float" office:value="0.89399293286219084" table:formula="of:=[.D16]/([.C16]+[.D16])" table:style-name="ce1">
            <text:p>0.893992933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52" table:style-name="ce3">
            <text:p>52</text:p>
          </table:table-cell>
          <table:table-cell office:value-type="float" office:value="0.8" table:formula="of:=[.H16]/([.G16] + [.H16])" table:style-name="ce3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645" table:style-name="ce1">
            <text:p>2645</text:p>
          </table:table-cell>
          <table:table-cell office:value-type="float" office:value="0.98327137546468402" table:formula="of:=[.L16]/([.K16]+[.L16])" table:style-name="ce1">
            <text:p>0.98327137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38" table:style-name="ce1">
            <text:p>138</text:p>
          </table:table-cell>
          <table:table-cell office:value-type="float" office:value="0.89032258064516134" table:formula="of:=[.D17]/([.C17]+[.D17])" table:style-name="ce1">
            <text:p>0.89032258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96" table:style-name="ce1">
            <text:p>396</text:p>
          </table:table-cell>
          <table:table-cell office:value-type="float" office:value="0.92957746478873238" table:formula="of:=[.H17]/([.G17] + [.H17])" table:style-name="ce1">
            <text:p>0.92957746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714" table:style-name="ce1">
            <text:p>1714</text:p>
          </table:table-cell>
          <table:table-cell office:value-type="float" office:value="0.98846597462514418" table:formula="of:=[.L17]/([.K17]+[.L17])" table:style-name="ce1">
            <text:p>0.98846597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1" table:style-name="ce1">
            <text:p>71</text:p>
          </table:table-cell>
          <table:table-cell office:value-type="float" office:value="0.78021978021978022" table:formula="of:=[.D18]/([.C18]+[.D18])" table:style-name="ce1">
            <text:p>0.7802197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0.82352941176470584" table:formula="of:=[.H18]/([.G18] + [.H18])" table:style-name="ce1">
            <text:p>0.823529412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2890" table:style-name="ce1">
            <text:p>2890</text:p>
          </table:table-cell>
          <table:table-cell office:value-type="float" office:value="0.95065789473684215" table:formula="of:=[.L18]/([.K18]+[.L18])" table:style-name="ce1">
            <text:p>0.95065789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303" table:style-name="ce1">
            <text:p>303</text:p>
          </table:table-cell>
          <table:table-cell office:value-type="float" office:value="0.8808139534883721" table:formula="of:=[.D19]/([.C19]+[.D19])" table:style-name="ce1">
            <text:p>0.88081395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0.82" table:formula="of:=[.H19]/([.G19] + [.H19])" table:style-name="ce1">
            <text:p>0.82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3375" table:style-name="ce1">
            <text:p>3375</text:p>
          </table:table-cell>
          <table:table-cell office:value-type="float" office:value="0.96511295396053765" table:formula="of:=[.L19]/([.K19]+[.L19])" table:style-name="ce1">
            <text:p>0.96511295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524" table:style-name="ce1">
            <text:p>524</text:p>
          </table:table-cell>
          <table:table-cell office:value-type="float" office:value="0.92091388400702989" table:formula="of:=[.D20]/([.C20]+[.D20])" table:style-name="ce1">
            <text:p>0.92091388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formula="of:=[.H20]/([.G20] + [.H20])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0.94594594594594594" table:formula="of:=[.L20]/([.K20]+[.L20])" table:style-name="ce1">
            <text:p>0.94594594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32" table:style-name="ce1">
            <text:p>132</text:p>
          </table:table-cell>
          <table:table-cell office:value-type="float" office:value="0.83544303797468356" table:formula="of:=[.D21]/([.C21]+[.D21])" table:style-name="ce1">
            <text:p>0.835443038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31" table:style-name="ce1">
            <text:p>231</text:p>
          </table:table-cell>
          <table:table-cell office:value-type="float" office:value="0.8220640569395018" table:formula="of:=[.H21]/([.G21] + [.H21])" table:style-name="ce1">
            <text:p>0.822064057</text:p>
          </table:table-cell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float" office:value="3872" table:style-name="ce1">
            <text:p>3872</text:p>
          </table:table-cell>
          <table:table-cell office:value-type="float" office:value="0.97164366373902133" table:formula="of:=[.L21]/([.K21]+[.L21])" table:style-name="ce1">
            <text:p>0.97164366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0.78409090909090906" table:formula="of:=[.D22]/([.C22]+[.D22])" table:style-name="ce1">
            <text:p>0.78409090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0.77777777777777779" table:formula="of:=[.H22]/([.G22] + [.H22])" table:style-name="ce1">
            <text:p>0.777777778</text:p>
          </table:table-cell>
          <table:table-cell office:value-type="float" office:value="1" table:style-name="ce1">
            <text:p>1</text:p>
          </table:table-cell>
          <table:table-cell office:value-type="float" office:value="141" table:style-name="ce1">
            <text:p>141</text:p>
          </table:table-cell>
          <table:table-cell office:value-type="float" office:value="3889" table:style-name="ce1">
            <text:p>3889</text:p>
          </table:table-cell>
          <table:table-cell office:value-type="float" office:value="0.96501240694789081" table:formula="of:=[.L22]/([.K22]+[.L22])" table:style-name="ce1">
            <text:p>0.96501240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7142857142857143" table:formula="of:=[.D23]/([.C23]+[.D23])" table:style-name="ce1">
            <text:p>0.71428571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37" table:style-name="ce1">
            <text:p>137</text:p>
          </table:table-cell>
          <table:table-cell office:value-type="float" office:value="0.83030303030303032" table:formula="of:=[.H23]/([.G23] + [.H23])" table:style-name="ce1">
            <text:p>0.8303030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3975" table:style-name="ce1">
            <text:p>3975</text:p>
          </table:table-cell>
          <table:table-cell office:value-type="float" office:value="0.98806860551826992" table:formula="of:=[.L23]/([.K23]+[.L23])" table:style-name="ce1">
            <text:p>0.98806860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22" table:style-name="ce1">
            <text:p>222</text:p>
          </table:table-cell>
          <table:table-cell office:value-type="float" office:value="0.86046511627906974" table:formula="of:=[.D24]/([.C24]+[.D24])" table:style-name="ce1">
            <text:p>0.860465116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66" table:style-name="ce1">
            <text:p>166</text:p>
          </table:table-cell>
          <table:table-cell office:value-type="float" office:value="0.86458333333333337" table:formula="of:=[.H24]/([.G24] + [.H24])" table:style-name="ce1">
            <text:p>0.86458333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789" table:style-name="ce1">
            <text:p>789</text:p>
          </table:table-cell>
          <table:table-cell office:value-type="float" office:value="0.98256537982565384" table:formula="of:=[.L24]/([.K24]+[.L24])" table:style-name="ce1">
            <text:p>0.9825653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89" table:style-name="ce1">
            <text:p>89</text:p>
          </table:table-cell>
          <table:table-cell office:value-type="float" office:value="0.87254901960784315" table:formula="of:=[.D25]/([.C25]+[.D25])" table:style-name="ce1">
            <text:p>0.8725490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14" table:style-name="ce1">
            <text:p>114</text:p>
          </table:table-cell>
          <table:table-cell office:value-type="float" office:value="0.85074626865671643" table:formula="of:=[.H25]/([.G25] + [.H25])" table:style-name="ce1">
            <text:p>0.85074626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0.92307692307692313" table:formula="of:=[.L25]/([.K25]+[.L25])" table:style-name="ce1">
            <text:p>0.92307692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79" table:style-name="ce1">
            <text:p>79</text:p>
          </table:table-cell>
          <table:table-cell office:value-type="float" office:value="0.75238095238095237" table:formula="of:=[.D26]/([.C26]+[.D26])" table:style-name="ce1">
            <text:p>0.75238095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6" table:style-name="ce1">
            <text:p>86</text:p>
          </table:table-cell>
          <table:table-cell office:value-type="float" office:value="0.77477477477477474" table:formula="of:=[.H26]/([.G26] + [.H26])" table:style-name="ce1">
            <text:p>0.774774775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2716" table:style-name="ce1">
            <text:p>2716</text:p>
          </table:table-cell>
          <table:table-cell office:value-type="float" office:value="0.96414625488107919" table:formula="of:=[.L26]/([.K26]+[.L26])" table:style-name="ce1">
            <text:p>0.96414625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0.88607594936708856" table:formula="of:=[.D27]/([.C27]+[.D27])" table:style-name="ce1">
            <text:p>0.886075949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58" table:style-name="ce1">
            <text:p>158</text:p>
          </table:table-cell>
          <table:table-cell office:value-type="float" office:value="0.88268156424581001" table:formula="of:=[.H27]/([.G27] + [.H27])" table:style-name="ce1">
            <text:p>0.882681564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3671" table:style-name="ce1">
            <text:p>3671</text:p>
          </table:table-cell>
          <table:table-cell office:value-type="float" office:value="0.98339137422984191" table:formula="of:=[.L27]/([.K27]+[.L27])" table:style-name="ce1">
            <text:p>0.98339137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24" table:style-name="ce1">
            <text:p>324</text:p>
          </table:table-cell>
          <table:table-cell office:value-type="float" office:value="0.9050279329608939" table:formula="of:=[.D28]/([.C28]+[.D28])" table:style-name="ce1">
            <text:p>0.90502793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368" table:style-name="ce1">
            <text:p>368</text:p>
          </table:table-cell>
          <table:table-cell office:value-type="float" office:value="0.88461538461538458" table:formula="of:=[.H28]/([.G28] + [.H28])" table:style-name="ce1">
            <text:p>0.88461538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941" table:style-name="ce1">
            <text:p>941</text:p>
          </table:table-cell>
          <table:table-cell office:value-type="float" office:value="0.98430962343096229" table:formula="of:=[.L28]/([.K28]+[.L28])" table:style-name="ce1">
            <text:p>0.98430962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0.65" table:formula="of:=[.D29]/([.C29]+[.D29])" table:style-name="ce1">
            <text:p>0.6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0.77235772357723576" table:formula="of:=[.H29]/([.G29] + [.H29])" table:style-name="ce1">
            <text:p>0.772357724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012" table:style-name="ce1">
            <text:p>2012</text:p>
          </table:table-cell>
          <table:table-cell office:value-type="float" office:value="0.97339138848572815" table:formula="of:=[.L29]/([.K29]+[.L29])" table:style-name="ce1">
            <text:p>0.97339138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0.73076923076923073" table:formula="of:=[.D30]/([.C30]+[.D30])" table:style-name="ce1">
            <text:p>0.73076923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office:value-type="float" office:value="0.84810126582278478" table:formula="of:=[.H30]/([.G30] + [.H30])" table:style-name="ce1">
            <text:p>0.848101266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3078" table:style-name="ce1">
            <text:p>3078</text:p>
          </table:table-cell>
          <table:table-cell office:value-type="float" office:value="0.98307250079846697" table:formula="of:=[.L30]/([.K30]+[.L30])" table:style-name="ce1">
            <text:p>0.98307250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82" table:style-name="ce1">
            <text:p>182</text:p>
          </table:table-cell>
          <table:table-cell office:value-type="float" office:value="0.92385786802030456" table:formula="of:=[.D31]/([.C31]+[.D31])" table:style-name="ce1">
            <text:p>0.923857868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0.75" table:formula="of:=[.H31]/([.G31] + [.H31])" table:style-name="ce1">
            <text:p>0.75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3748" table:style-name="ce1">
            <text:p>3748</text:p>
          </table:table-cell>
          <table:table-cell office:value-type="float" office:value="0.98115183246073301" table:formula="of:=[.L31]/([.K31]+[.L31])" table:style-name="ce1">
            <text:p>0.98115183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0.8125" table:formula="of:=[.D32]/([.C32]+[.D32])" table:style-name="ce1">
            <text:p>0.8125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90" table:style-name="ce1">
            <text:p>190</text:p>
          </table:table-cell>
          <table:table-cell office:value-type="float" office:value="0.82969432314410485" table:formula="of:=[.H32]/([.G32] + [.H32])" table:style-name="ce1">
            <text:p>0.82969432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645" table:style-name="ce1">
            <text:p>1645</text:p>
          </table:table-cell>
          <table:table-cell office:value-type="float" office:value="0.98385167464114831" table:formula="of:=[.L32]/([.K32]+[.L32])" table:style-name="ce1">
            <text:p>0.98385167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26" table:style-name="ce1">
            <text:p>326</text:p>
          </table:table-cell>
          <table:table-cell office:value-type="float" office:value="0.89315068493150684" table:formula="of:=[.D33]/([.C33]+[.D33])" table:style-name="ce1">
            <text:p>0.89315068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.7" table:formula="of:=[.H33]/([.G33] + [.H33])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926" table:style-name="ce1">
            <text:p>926</text:p>
          </table:table-cell>
          <table:table-cell office:value-type="float" office:value="0.96458333333333335" table:formula="of:=[.L33]/([.K33]+[.L33])" table:style-name="ce1">
            <text:p>0.96458333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632" table:style-name="ce1">
            <text:p>632</text:p>
          </table:table-cell>
          <table:table-cell office:value-type="float" office:value="0.93768545994065278" table:formula="of:=[.D34]/([.C34]+[.D34])" table:style-name="ce1">
            <text:p>0.9376854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8" table:style-name="ce1">
            <text:p>128</text:p>
          </table:table-cell>
          <table:table-cell office:value-type="float" office:value="0.85906040268456374" table:formula="of:=[.H34]/([.G34] + [.H34])" table:style-name="ce1">
            <text:p>0.85906040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695" table:style-name="ce1">
            <text:p>1695</text:p>
          </table:table-cell>
          <table:table-cell office:value-type="float" office:value="0.97246127366609292" table:formula="of:=[.L34]/([.K34]+[.L34])" table:style-name="ce1">
            <text:p>0.97246127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16" table:style-name="ce1">
            <text:p>116</text:p>
          </table:table-cell>
          <table:table-cell office:value-type="float" office:value="0.8" table:formula="of:=[.D35]/([.C35]+[.D35])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0.8125" table:formula="of:=[.H35]/([.G35] + [.H35])" table:style-name="ce1">
            <text:p>0.8125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3208" table:style-name="ce1">
            <text:p>3208</text:p>
          </table:table-cell>
          <table:table-cell office:value-type="float" office:value="0.98404907975460121" table:formula="of:=[.L35]/([.K35]+[.L35])" table:style-name="ce1">
            <text:p>0.9840490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69" table:style-name="ce1">
            <text:p>169</text:p>
          </table:table-cell>
          <table:table-cell office:value-type="float" office:value="0.90860215053763438" table:formula="of:=[.D36]/([.C36]+[.D36])" table:style-name="ce1">
            <text:p>0.90860215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58" table:style-name="ce1">
            <text:p>58</text:p>
          </table:table-cell>
          <table:table-cell office:value-type="float" office:value="0.73417721518987344" table:formula="of:=[.H36]/([.G36] + [.H36])" table:style-name="ce1">
            <text:p>0.734177215</text:p>
          </table:table-cell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office:value-type="float" office:value="4009" table:style-name="ce1">
            <text:p>4009</text:p>
          </table:table-cell>
          <table:table-cell office:value-type="float" office:value="0.96929400386847198" table:formula="of:=[.L36]/([.K36]+[.L36])" table:style-name="ce1">
            <text:p>0.96929400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0.77777777777777779" table:formula="of:=[.D37]/([.C37]+[.D37])" table:style-name="ce1">
            <text:p>0.777777778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89" table:style-name="ce1">
            <text:p>289</text:p>
          </table:table-cell>
          <table:table-cell office:value-type="float" office:value="0.8652694610778443" table:formula="of:=[.H37]/([.G37] + [.H37])" table:style-name="ce1">
            <text:p>0.865269461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4570" table:style-name="ce1">
            <text:p>4570</text:p>
          </table:table-cell>
          <table:table-cell office:value-type="float" office:value="0.98216204599183321" table:formula="of:=[.L37]/([.K37]+[.L37])" table:style-name="ce1">
            <text:p>0.98216204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0.72340425531914898" table:formula="of:=[.D38]/([.C38]+[.D38])" table:style-name="ce1">
            <text:p>0.723404255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0.7865168539325843" table:formula="of:=[.H38]/([.G38] + [.H38])" table:style-name="ce1">
            <text:p>0.786516854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3034" table:style-name="ce1">
            <text:p>3034</text:p>
          </table:table-cell>
          <table:table-cell office:value-type="float" office:value="0.94664586583463339" table:formula="of:=[.L38]/([.K38]+[.L38])" table:style-name="ce1">
            <text:p>0.94664586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06" table:style-name="ce1">
            <text:p>106</text:p>
          </table:table-cell>
          <table:table-cell office:value-type="float" office:value="0.79699248120300747" table:formula="of:=[.D39]/([.C39]+[.D39])" table:style-name="ce1">
            <text:p>0.79699248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12" table:style-name="ce1">
            <text:p>112</text:p>
          </table:table-cell>
          <table:table-cell office:value-type="float" office:value="0.79432624113475181" table:formula="of:=[.H39]/([.G39] + [.H39])" table:style-name="ce1">
            <text:p>0.79432624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267" table:style-name="ce1">
            <text:p>2267</text:p>
          </table:table-cell>
          <table:table-cell office:value-type="float" office:value="0.99082167832167833" table:formula="of:=[.L39]/([.K39]+[.L39])" table:style-name="ce1">
            <text:p>0.99082167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0.73972602739726023" table:formula="of:=[.D40]/([.C40]+[.D40])" table:style-name="ce1">
            <text:p>0.739726027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09" table:style-name="ce1">
            <text:p>109</text:p>
          </table:table-cell>
          <table:table-cell office:value-type="float" office:value="0.872" table:formula="of:=[.H40]/([.G40] + [.H40])" table:style-name="ce1">
            <text:p>0.87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788" table:style-name="ce1">
            <text:p>2788</text:p>
          </table:table-cell>
          <table:table-cell office:value-type="float" office:value="0.99500356887937191" table:formula="of:=[.L40]/([.K40]+[.L40])" table:style-name="ce1">
            <text:p>0.99500356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0.80582524271844658" table:formula="of:=[.D41]/([.C41]+[.D41])" table:style-name="ce1">
            <text:p>0.805825243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17" table:style-name="ce1">
            <text:p>117</text:p>
          </table:table-cell>
          <table:table-cell office:value-type="float" office:value="0.83571428571428574" table:formula="of:=[.H41]/([.G41] + [.H41])" table:style-name="ce1">
            <text:p>0.835714286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4024" table:style-name="ce1">
            <text:p>4024</text:p>
          </table:table-cell>
          <table:table-cell office:value-type="float" office:value="0.99456253089471081" table:formula="of:=[.L41]/([.K41]+[.L41])" table:style-name="ce1">
            <text:p>0.994562531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office:value-type="float" office:value="0.77570093457943923" table:formula="of:=[.D42]/([.C42]+[.D42])" table:style-name="ce1">
            <text:p>0.77570093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3" table:style-name="ce1">
            <text:p>73</text:p>
          </table:table-cell>
          <table:table-cell office:value-type="float" office:value="0.76842105263157889" table:formula="of:=[.H42]/([.G42] + [.H42])" table:style-name="ce1">
            <text:p>0.76842105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3">
            <text:p>27</text:p>
          </table:table-cell>
          <table:table-cell office:value-type="float" office:value="2201" table:style-name="ce3">
            <text:p>2201</text:p>
          </table:table-cell>
          <table:table-cell office:value-type="float" office:value="0.98788150807899466" table:formula="of:=[.L42]/([.K42]+[.L42])" table:style-name="ce1">
            <text:p>0.987881508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float" office:value="0.95" table:formula="of:=AVERAGE([.B3:.B42])" table:style-name="ce2">
            <text:p>0.95</text:p>
          </table:table-cell>
          <table:table-cell office:value-type="float" office:value="24.975000000000001" table:formula="of:=AVERAGE([.C3:.C42])" table:style-name="ce2">
            <text:p>24.975</text:p>
          </table:table-cell>
          <table:table-cell office:value-type="float" office:value="185.2" table:formula="of:=AVERAGE([.D3:.D42])" table:style-name="ce2">
            <text:p>185.2</text:p>
          </table:table-cell>
          <table:table-cell office:value-type="float" office:value="0.84090195400912449" table:formula="of:=AVERAGE([.E3:.E42])" table:style-name="ce2">
            <text:p>0.840901954</text:p>
          </table:table-cell>
          <table:table-cell office:value-type="float" office:value="0.95" table:formula="of:=AVERAGE([.F3:.F42])" table:style-name="ce2">
            <text:p>0.95</text:p>
          </table:table-cell>
          <table:table-cell office:value-type="float" office:value="24.6" table:formula="of:=AVERAGE([.G3:.G42])" table:style-name="ce2">
            <text:p>24.6</text:p>
          </table:table-cell>
          <table:table-cell office:value-type="float" office:value="134.75" table:formula="of:=AVERAGE([.H3:.H42])" table:style-name="ce2">
            <text:p>134.75</text:p>
          </table:table-cell>
          <table:table-cell office:value-type="float" office:value="0.81897823191641428" table:formula="of:=AVERAGE([.I3:.I42])" table:style-name="ce2">
            <text:p>0.818978232</text:p>
          </table:table-cell>
          <table:table-cell office:value-type="float" office:value="0.875" table:formula="of:=AVERAGE([.J3:.J42])" table:style-name="ce2">
            <text:p>0.875</text:p>
          </table:table-cell>
          <table:table-cell office:value-type="float" office:value="58.85" table:formula="of:=AVERAGE([.K3:.K42])" table:style-name="ce2">
            <text:p>58.85</text:p>
          </table:table-cell>
          <table:table-cell office:value-type="float" office:value="2360.75" table:formula="of:=AVERAGE([.L3:.L42])" table:style-name="ce2">
            <text:p>2360.75</text:p>
          </table:table-cell>
          <table:table-cell office:value-type="float" office:value="0.96765587233567119" table:formula="of:=AVERAGE([.M3:.M42])" table:style-name="ce2">
            <text:p>0.967655872</text:p>
          </table:table-cell>
          <table:table-cell table:number-columns-repeated="1637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Rafael</dc:creator>
    <dc:date>2021-05-24T13:47:24Z</dc:date>
    <meta:editing-cycles>1</meta:editing-cycles>
    <meta:editing-duration>PT146S</meta:editing-duration>
  </office:meta>
</office:document-meta>
</file>